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Column5" style:family="table-column">
      <style:table-column-properties style:column-width="1.5736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Paragraphedeliste" style:list-style-name="LFO2" style:family="paragraph">
      <style:text-properties fo:font-weight="bold" style:font-weight-asian="bold" style:font-weight-complex="bold"/>
    </style:style>
    <style:style style:name="P28" style:parent-style-name="Paragraphedeliste" style:list-style-name="LFO2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Paragraphedeliste" style:family="paragraph">
      <style:paragraph-properties fo:margin-left="0.75in">
        <style:tab-stops/>
      </style:paragraph-properties>
    </style:style>
    <style:style style:name="P31" style:parent-style-name="Paragraphedeliste" style:family="paragraph">
      <style:paragraph-properties fo:margin-left="0.75in" fo:text-indent="0.2333in">
        <style:tab-stops/>
      </style:paragraph-properties>
    </style:style>
    <style:style style:name="P32" style:parent-style-name="Paragraphedeliste" style:list-style-name="LFO2" style:family="paragraph">
      <style:text-properties fo:font-weight="bold" style:font-weight-asian="bold" style:font-weight-complex="bold"/>
    </style:style>
    <style:style style:name="P33" style:parent-style-name="Paragraphedeliste" style:family="paragraph">
      <style:paragraph-properties fo:margin-left="0.25in">
        <style:tab-stops/>
      </style:paragraph-properties>
    </style:style>
    <style:style style:name="P34" style:parent-style-name="Paragraphedeliste" style:list-style-name="LFO2" style:family="paragraph">
      <style:text-properties fo:font-weight="bold" style:font-weight-asian="bold" style:font-weight-complex="bold"/>
    </style:style>
    <style:style style:name="P35" style:parent-style-name="Paragraphedeliste" style:list-style-name="LFO2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Paragraphedeliste" style:list-style-name="LFO2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Paragraphedeliste" style:list-style-name="LFO2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5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6" style:parent-style-name="Paragraphedeliste" style:list-style-name="LFO2" style:family="paragraph">
      <style:text-properties fo:font-weight="bold" style:font-weight-asian="bold" style:font-weight-complex="bold"/>
    </style:style>
    <style:style style:name="P47" style:parent-style-name="Paragraphedeliste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8" style:parent-style-name="Paragraphedeliste" style:list-style-name="LFO2" style:family="paragraph"/>
    <style:style style:name="P49" style:parent-style-name="Paragraphedeliste" style:family="paragraph">
      <style:paragraph-properties fo:margin-left="0.75in">
        <style:tab-stops/>
      </style:paragraph-properties>
    </style:style>
    <style:style style:name="P50" style:parent-style-name="Paragraphedeliste" style:family="paragraph">
      <style:paragraph-properties fo:margin-left="0.75in">
        <style:tab-stops/>
      </style:paragraph-properties>
    </style:style>
    <style:style style:name="P51" style:parent-style-name="Paragraphedeliste" style:family="paragraph">
      <style:paragraph-properties fo:margin-left="0.25in">
        <style:tab-stops/>
      </style:paragraph-properties>
    </style:style>
    <style:style style:name="P52" style:parent-style-name="Paragraphedeliste" style:list-style-name="LFO2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Paragraphedeliste" style:family="paragraph">
      <style:paragraph-properties fo:margin-left="0.75in">
        <style:tab-stops/>
      </style:paragraph-properties>
    </style:style>
    <style:style style:name="P55" style:parent-style-name="Paragraphedeliste" style:family="paragraph">
      <style:paragraph-properties fo:margin-left="0.75in">
        <style:tab-stops/>
      </style:paragraph-properties>
    </style:style>
    <style:style style:name="P56" style:parent-style-name="Paragraphedeliste" style:family="paragraph">
      <style:paragraph-properties fo:margin-left="0.75in">
        <style:tab-stops/>
      </style:paragraph-properties>
    </style:style>
    <style:style style:name="P57" style:parent-style-name="Paragraphedeliste" style:family="paragraph">
      <style:paragraph-properties fo:margin-left="0.75in">
        <style:tab-stops/>
      </style:paragraph-properties>
    </style:style>
    <style:style style:name="P58" style:parent-style-name="Paragraphedeliste" style:family="paragraph">
      <style:paragraph-properties fo:margin-left="0.75in">
        <style:tab-stops/>
      </style:paragraph-properties>
    </style:style>
    <style:style style:name="P59" style:parent-style-name="Paragraphedeliste" style:list-style-name="LFO2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Paragraphedeliste" style:family="paragraph">
      <style:paragraph-properties fo:margin-left="0.75in">
        <style:tab-stops/>
      </style:paragraph-properties>
    </style:style>
    <style:style style:name="P62" style:parent-style-name="Paragraphedeliste" style:family="paragraph">
      <style:paragraph-properties fo:margin-left="0.75in">
        <style:tab-stops/>
      </style:paragraph-properties>
    </style:style>
    <style:style style:name="P63" style:parent-style-name="Paragraphedeliste" style:family="paragraph">
      <style:paragraph-properties fo:margin-left="0.75in">
        <style:tab-stops/>
      </style:paragraph-properties>
    </style:style>
    <style:style style:name="P64" style:parent-style-name="Paragraphedeliste" style:family="paragraph">
      <style:paragraph-properties fo:margin-left="0.75in">
        <style:tab-stops/>
      </style:paragraph-properties>
    </style:style>
    <style:style style:name="P65" style:parent-style-name="Paragraphedeliste" style:family="paragraph">
      <style:paragraph-properties fo:margin-left="0.75in">
        <style:tab-stops/>
      </style:paragraph-properties>
    </style:style>
    <style:style style:name="P66" style:parent-style-name="Paragraphedeliste" style:family="paragraph">
      <style:paragraph-properties fo:margin-left="0.75in">
        <style:tab-stops/>
      </style:paragraph-properties>
    </style:style>
    <style:style style:name="P67" style:parent-style-name="Paragraphedeliste" style:list-style-name="LFO2" style:family="paragraph">
      <style:text-properties fo:font-weight="bold" style:font-weight-asian="bold" style:font-weight-complex="bold"/>
    </style:style>
    <style:style style:name="P68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69" style:parent-style-name="Paragraphedeliste" style:list-style-name="LFO2" style:family="paragraph">
      <style:text-properties fo:font-weight="bold" style:font-weight-asian="bold" style:font-weight-complex="bold"/>
    </style:style>
    <style:style style:name="P70" style:parent-style-name="Paragraphedeliste" style:list-style-name="LFO2" style:family="paragraph">
      <style:text-properties fo:font-weight="bold" style:font-weight-asian="bold" style:font-weight-complex="bold"/>
    </style:style>
    <style:style style:name="P71" style:parent-style-name="Paragraphedeliste" style:list-style-name="LFO2" style:family="paragraph">
      <style:text-properties fo:font-weight="bold" style:font-weight-asian="bold" style:font-weight-complex="bold"/>
    </style:style>
    <style:style style:name="P72" style:parent-style-name="Paragraphedeliste" style:list-style-name="LFO2" style:family="paragraph">
      <style:text-properties fo:font-weight="bold" style:font-weight-asian="bold" style:font-weight-complex="bold"/>
    </style:style>
    <style:style style:name="P73" style:parent-style-name="Paragraphedeliste" style:list-style-name="LFO2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76" style:parent-style-name="Paragraphedeliste" style:list-style-name="LFO2" style:family="paragraph">
      <style:text-properties fo:font-weight="bold" style:font-weight-asian="bold" style:font-weight-complex="bold"/>
    </style:style>
    <style:style style:name="P77" style:parent-style-name="Paragraphedeliste" style:list-style-name="LFO2" style:family="paragraph">
      <style:text-properties fo:font-weight="bold" style:font-weight-asian="bold" style:font-weight-complex="bold"/>
    </style:style>
    <style:style style:name="P78" style:parent-style-name="Paragraphedeliste" style:family="paragraph">
      <style:text-properties fo:font-weight="bold" style:font-weight-asian="bold" style:font-weight-complex="bold"/>
    </style:style>
    <style:style style:name="P79" style:parent-style-name="Paragraphedeliste" style:list-style-name="LFO2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Paragraphedeliste" style:family="paragraph">
      <style:text-properties fo:font-weight="bold" style:font-weight-asian="bold" style:font-weight-complex="bold"/>
    </style:style>
    <style:style style:name="P82" style:parent-style-name="Normal" style:family="paragraph">
      <style:paragraph-properties fo:margin-left="0.9833in">
        <style:tab-stops/>
      </style:paragraph-properties>
    </style:style>
    <style:style style:name="P83" style:parent-style-name="Normal" style:family="paragraph">
      <style:paragraph-properties fo:text-indent="0.4916in"/>
    </style:style>
    <style:style style:name="P84" style:parent-style-name="Normal" style:family="paragraph">
      <style:paragraph-properties fo:margin-left="0.4916in" fo:text-indent="0.4916in">
        <style:tab-stops/>
      </style:paragraph-properties>
    </style:style>
    <style:style style:name="P85" style:parent-style-name="Paragraphedeliste" style:list-style-name="LFO1" style:family="paragraph">
      <style:text-properties fo:font-weight="bold" style:font-weight-asian="bold" style:font-weight-complex="bold"/>
    </style:style>
    <style:style style:name="P86" style:parent-style-name="Paragraphedeliste" style:list-style-name="LFO1" style:family="paragraph">
      <style:text-properties fo:font-weight="bold" style:font-weight-asian="bold" style:font-weight-complex="bold"/>
    </style:style>
    <style:style style:name="P87" style:parent-style-name="Paragraphedeliste" style:list-style-name="LFO1" style:family="paragraph">
      <style:text-properties fo:font-weight="bold" style:font-weight-asian="bold" style:font-weight-complex="bold"/>
    </style:style>
    <style:style style:name="P88" style:parent-style-name="Paragraphedeliste" style:list-style-name="LFO1" style:family="paragraph">
      <style:text-properties fo:font-weight="bold" style:font-weight-asian="bold" style:font-weight-complex="bold"/>
    </style:style>
    <style:style style:name="P89" style:parent-style-name="Paragraphedeliste" style:list-style-name="LFO1" style:family="paragraph">
      <style:text-properties fo:font-weight="bold" style:font-weight-asian="bold" style:font-weight-complex="bold"/>
    </style:style>
    <style:style style:name="P90" style:parent-style-name="Paragraphedeliste" style:list-style-name="LFO1" style:family="paragraph">
      <style:text-properties fo:font-weight="bold" style:font-weight-asian="bold" style:font-weight-complex="bold"/>
    </style:style>
    <style:style style:name="P91" style:parent-style-name="Paragraphedeliste" style:list-style-name="LFO1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Paragraphedeliste" style:list-style-name="LFO1" style:family="paragraph">
      <style:text-properties fo:font-weight="bold" style:font-weight-asian="bold" style:font-weight-complex="bold"/>
    </style:style>
    <style:style style:name="P95" style:parent-style-name="Paragraphedeliste" style:list-style-name="LFO1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98" style:parent-style-name="Policepardéfaut" style:family="text">
      <style:text-properties style:font-name="Segoe UI Emoji" style:font-name-asian="Segoe UI Emoji" style:font-name-complex="Segoe UI Emoji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/>
        </text:list-item>
      </text:list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Numéro de version</text:p>
          </table:table-cell>
          <table:table-cell table:style-name="TableCell12">
            <text:p text:style-name="P13">Chapitre concerné</text:p>
          </table:table-cell>
          <table:table-cell table:style-name="TableCell14">
            <text:p text:style-name="P15">Cause de la modification</text:p>
          </table:table-cell>
        </table:table-row>
        <table:table-row table:style-name="TableRow16">
          <table:table-cell table:style-name="TableCell17">
            <text:p text:style-name="P18">15.02.2020</text:p>
          </table:table-cell>
          <table:table-cell table:style-name="TableCell19">
            <text:p text:style-name="P20">V1.0</text:p>
            <text:p text:style-name="P21">V1.1</text:p>
            <text:p text:style-name="P22">V2.0</text:p>
          </table:table-cell>
          <table:table-cell table:style-name="TableCell23">
            <text:p text:style-name="P24"/>
          </table:table-cell>
          <table:table-cell table:style-name="TableCell25">
            <text:p text:style-name="P26">Création du plan de projet</text:p>
          </table:table-cell>
        </table:table-row>
      </table:table>
      <text:p text:style-name="Normal"/>
      <text:list text:style-name="LFO2" text:continue-numbering="true">
        <text:list-item>
          <text:p text:style-name="P27">Objectif du document<text:s/></text:p>
          <text:list text:continue-numbering="true">
            <text:list-item>
              <text:p text:style-name="P28"><text:span text:style-name="T29">Objet</text:span><text:s/>(a quoi sert le doc), but (pour qui il est destiné), domaine d’application : formalisation du sujet (le projet, le sujet qu’on a choisi de développer)</text:p>
            </text:list-item>
          </text:list>
        </text:list-item>
      </text:list>
      <text:p text:style-name="P30"><text:tab/>Au fur et à mesure de l’avancement du projet, ce rapport a été conçu dans le but d’expliquer la démarche entreprise par l’équipe, en présentant la façon de procéder, les difficultés rencontrées, ainsi que les résultats.</text:p>
      <text:p text:style-name="P31">Nous adressions ce document à nos tuteurs de projet Madame Wahiba Bahsoun et Monsieur Riad Mokadem qui ont également été nos clients afin qu’ils puisse avoir un aperçu du projet et les résultats obtenus.</text:p>
      <text:list text:style-name="LFO2" text:continue-numbering="true">
        <text:list-item>
          <text:list>
            <text:list-item>
              <text:p text:style-name="P32">Présentation générale du document</text:p>
            </text:list-item>
          </text:list>
        </text:list-item>
      </text:list>
      <text:p text:style-name="P33"/>
      <text:list text:style-name="LFO2" text:continue-numbering="true">
        <text:list-item>
          <text:p text:style-name="P34">Documents de références et terminologie</text:p>
          <text:list text:continue-numbering="true">
            <text:list-item>
              <text:p text:style-name="P35"><text:span text:style-name="T36">Documents de références</text:span><text:s/>(tout ce qui a permis de développer le projet, exempel : les cours de recherche d’info, de méthodologie, de gestion de projet …, on peut aussi mettre les liens qui ont permis d’élaborer notre<text:s/>recherche)</text:p>
            </text:list-item>
            <text:list-item>
              <text:p text:style-name="P37"><text:span text:style-name="T38">Documents applicables</text:span><text:s/>(tous les documents qu’on a appliqué tel quel (exemple : cahier de charge où on a pris les étapes telles qu’elles étaient données (valorisation des données ect …))</text:p>
            </text:list-item>
            <text:list-item>
              <text:p text:style-name="P39"><text:span text:style-name="T40">Terminologie :<text:s/></text:span>Définir les termes qui vont être utilisés et<text:s/>pas forcément évidents</text:p>
            </text:list-item>
          </text:list>
        </text:list-item>
      </text:list>
      <text:p text:style-name="P41"><text:span text:style-name="T42">(Termes relatifs au filtrage &amp; Termes relatifs au stockage des données)</text:span><text:span text:style-name="T43"><text:line-break/></text:span></text:p>
      <text:p text:style-name="P44">2stratégies pour ce qui suit : soit 3 : organisation de développement et 4 : démarche et développement)</text:p>
      <text:p text:style-name="P45"/>
      <text:list text:style-name="LFO2" text:continue-numbering="true">
        <text:list-item>
          <text:p text:style-name="P46">Organisation de développement :<text:s/></text:p>
        </text:list-item>
      </text:list>
      <text:p text:style-name="P47"><text:tab/>(Gestion de projet :<text:s/>Gantt + définition des tâches : qui fait quoi + planification)</text:p>
      <text:list text:style-name="LFO2" text:continue-numbering="true">
        <text:list-item>
          <text:list>
            <text:list-item>
              <text:p text:style-name="P48">Comment on s’est organisé</text:p>
            </text:list-item>
          </text:list>
        </text:list-item>
      </text:list>
      <text:p text:style-name="P49">1 réunion tous les samedis, point sur ce qui a été fait et ce qui doit être fait pour le cours suivant</text:p>
      <text:p text:style-name="P50">1 reunion pendant les cours avec les enseignants qui nous corrigent ce qui ne va pas et nous réoriente</text:p>
      <text:p text:style-name="P51"/>
      <text:list text:style-name="LFO2" text:continue-numbering="true">
        <text:list-item>
          <text:list>
            <text:list-item>
              <text:p text:style-name="P52"><text:span text:style-name="T53">Ressources humaines</text:span> : les personnes<text:s/>qui participent au projet et leurs rôles</text:p>
            </text:list-item>
          </text:list>
        </text:list-item>
      </text:list>
      <text:p text:style-name="Normal"/>
      <text:p text:style-name="P54">- Chef de projet (Fouad)</text:p>
      <text:p text:style-name="P55">- Sous-chef (Amine)</text:p>
      <text:p text:style-name="P56">- Responsable de gestion de configuration (Sofiane)</text:p>
      <text:p text:style-name="P57">- Responsable assurance et contrôle qualité (Hassan)</text:p>
      <text:p text:style-name="P58">- Responsable de rédaction (Issam)</text:p>
      <text:list text:style-name="LFO2" text:continue-numbering="true">
        <text:list-item>
          <text:list>
            <text:list-item>
              <text:p text:style-name="P59"><text:span text:style-name="T60">Définition des tâches</text:span><text:s/>entre nous</text:p>
            </text:list-item>
          </text:list>
        </text:list-item>
      </text:list>
      <text:p text:style-name="P61">Responsable de gestion de configuration : création et mise à jour de la base de données</text:p>
      <text:p text:style-name="P62">Responsable assurance et contrôle qualité : mise en forme des documents de la <text:s/>traçabilité</text:p>
      <text:p text:style-name="P63">Sous-chef :<text:s/></text:p>
      <text:p text:style-name="P64">Chef :<text:s/></text:p>
      <text:p text:style-name="P65">Responsable de rédaction :<text:s/></text:p>
      <text:p text:style-name="P66"/>
      <text:list text:style-name="LFO2" text:continue-numbering="true">
        <text:list-item>
          <text:list>
            <text:list-item>
              <text:p text:style-name="P67">Planification (exemple : karine prend deux semaines pour<text:s/>s’occuper de la partie administration des données)</text:p>
            </text:list-item>
          </text:list>
        </text:list-item>
      </text:list>
      <text:p text:style-name="P68"/>
      <text:list text:style-name="LFO2" text:continue-numbering="true">
        <text:list-item>
          <text:p text:style-name="P69">Démarche et développement (description du processus en détail)</text:p>
          <text:list text:continue-numbering="true">
            <text:list-item>
              <text:p text:style-name="P70">Recherche &amp; collecte des données</text:p>
            </text:list-item>
            <text:list-item>
              <text:p text:style-name="P71">Préparation de données</text:p>
            </text:list-item>
            <text:list-item>
              <text:p text:style-name="P72">Valorisation de données</text:p>
            </text:list-item>
            <text:list-item>
              <text:p text:style-name="P73">Diffusion de connaissances</text:p>
            </text:list-item>
          </text:list>
        </text:list-item>
      </text:list>
      <text:p text:style-name="P74"/>
      <text:p text:style-name="P75"/>
      <text:list text:style-name="LFO2" text:continue-numbering="true">
        <text:list-item>
          <text:p text:style-name="P76">Gestion de<text:s/>configuration (Définir les différents éléments développés, par exemple le corpus 1 données qui nous intéressent , plusieurs versions de plus en plus complétées, descriptions des différentes versions avec les différents résultats?, décrire environnement sur<text:s/>lequel on travail (pc..)</text:p>
        </text:list-item>
        <text:list-item>
          <text:p text:style-name="P77">Assurance qualité (ensemble des revus aves des dates clefs à mentionner (noms participants + tout ce qui a été étudié durant la revue et ce qu’il reste à faires sur ce projet là)</text:p>
        </text:list-item>
      </text:list>
      <text:p text:style-name="P78"/>
      <text:list text:style-name="LFO2" text:continue-numbering="true">
        <text:list-item>
          <text:p text:style-name="P79"><text:span text:style-name="T80">Bilan du projet :<text:s/></text:span>Points positifs( communication dans le groupe facile ?, des points retardés car on a pas pu se voir en vrai ?, On a pu utiliser des compétences qui nous ont été donné ou justement on l’a vu nous même car pas enseigné en coure[on peut dire chacun d’entre nus avait déjà fait une partie en<text:s/>interpromo ]) &amp; points négatifs (s’il y’en a pas, aucun problème à signaler)</text:p>
        </text:list-item>
      </text:list>
      <text:p text:style-name="P81"/>
      <text:p text:style-name="Normal"/>
      <text:p text:style-name="Normal"/>
      <text:p text:style-name="Normal">Sortie du bloc d’avant : entrée</text:p>
      <text:p text:style-name="Normal">Avant de rentrer dans (n) <text:s/>= flèche du bas/dessus</text:p>
      <text:p text:style-name="Normal">Quand on sait pas entrer ou contrôle on met controle</text:p>
      <text:p text:style-name="Normal">En sortie = sortie</text:p>
      <text:p text:style-name="Normal">A chaque sortie des fléché qui partent en haut + qui rejoignent boite d’après</text:p>
      <text:p text:style-name="Normal">Avant première boite une flèeche seule vers le haut : Cahier de charges</text:p>
      <text:p text:style-name="Normal"/>
      <text:p text:style-name="Normal">Collecter(1)</text:p>
      <text:p text:style-name="Normal"><text:tab/>Contrôle : Equipe projet : Amine,Hassan, Issam, Fouad ,Sofiane<text:s/></text:p>
      <text:p text:style-name="P82"><text:s text:c="4"/>Client : M.Mokadem, Mme Bahsoun</text:p>
      <text:p text:style-name="P83">Sortie : Données collectées</text:p>
      <text:p text:style-name="Normal">Extraire(2)</text:p>
      <text:p text:style-name="Normal"><text:tab/>Contrôle :<text:s/>Equipe projet : Amine,Hassan, Issam, Fouad ,Sofiane<text:s/></text:p>
      <text:p text:style-name="Normal"><text:tab/>Sortie : corpus : Abstract, Titre, Auteur, Nationalité …</text:p>
      <text:p text:style-name="Normal">Administrer(3)</text:p>
      <text:p text:style-name="Normal"><text:tab/>Contrôle :<text:s/>Equipe projet : Amine,Hassan, Issam, Fouad ,Sofiane<text:s/></text:p>
      <text:p text:style-name="Normal"><text:tab/>Sortie :<text:s/>Shéma relationnel<text:s/></text:p>
      <text:p text:style-name="Normal">Exploiter(4)</text:p>
      <text:p text:style-name="Normal"><text:tab/>Sortie :<text:s/></text:p>
      <text:p text:style-name="Normal">valoriser(5)</text:p>
      <text:p text:style-name="Normal"><text:tab/>sortie :<text:s/></text:p>
      <text:p text:style-name="Normal"><text:tab/><text:tab/>Mise en forme des colonnes du schéma</text:p>
      <text:p text:style-name="P84">Construction des requêtes</text:p>
      <text:p text:style-name="Normal"/>
      <text:p text:style-name="Normal"/>
      <text:p text:style-name="Normal"/>
      <text:p text:style-name="Normal"/>
      <text:p text:style-name="Normal"/>
      <text:p text:style-name="Normal">Diagramme A1 – collecter des données</text:p>
      <text:p text:style-name="Normal"/>
      <text:p text:style-name="Normal">Choisir un sujet (interêt) (1)</text:p>
      <text:p text:style-name="Normal"><text:tab/>Equipe projet : Amine, Hassan, Issam, Fouad, Sofiane<text:s/></text:p>
      <text:p text:style-name="Normal"><text:tab/>Sujet proposé : La contribution de l’intelligence artificielle pour les maladies incurables</text:p>
      <text:p text:style-name="Normal">Formaliser le sujet (2)</text:p>
      <text:p text:style-name="Normal"><text:tab/>Equipe projet : Amine, Hassan, Issam, Fouad, Sofiane<text:s/>, volume de données,<text:s/>enseignants</text:p>
      <text:p text:style-name="Normal"><text:tab/>Sortie : idées équation de recherche + source de données</text:p>
      <text:p text:style-name="Normal">Finalisation<text:s/>equation de recherche (3)</text:p>
      <text:p text:style-name="Normal"><text:tab/>Sortie : équation de recherche</text:p>
      <text:p text:style-name="Normal"><text:tab/></text:p>
      <text:p text:style-name="Normal">Diagramme<text:s/>A2 - extraire les données :</text:p>
      <text:p text:style-name="Normal">Charger les données (1)</text:p>
      <text:p text:style-name="Normal"><text:tab/>Equipe projet : Amine, Hassan, Issam, Fouad, Sofiane,</text:p>
      <text:p text:style-name="Normal"><text:tab/>Sortie :<text:s/>Données collectées</text:p>
      <text:p text:style-name="Normal">Nettoyer données</text:p>
      <text:p text:style-name="Normal"><text:tab/>Equipe projet : Amine, Hassan, Issam, Fouad,</text:p>
      <text:p text:style-name="Normal"><text:tab/>Sortie : Données brut nettoyées</text:p>
      <text:p text:style-name="Normal">Créer un b de données</text:p>
      <text:p text:style-name="Normal"><text:tab/>Equipe projet : Sofiane, schema relationnel</text:p>
      <text:p text:style-name="Normal"><text:tab/>Sortie : Création de la base de données<text:s/>Bd structurées</text:p>
      <text:p text:style-name="Normal">Insérer les données dans bd</text:p>
      <text:p text:style-name="Normal"><text:tab/>Equipe : Sofiane, Sgbd</text:p>
      <text:p text:style-name="Normal"><text:tab/>Table completées<text:s/></text:p>
      <text:p text:style-name="Normal">Administrer (pas le même que bloc 3)</text:p>
      <text:p text:style-name="Normal"><text:tab/>Equipe projet</text:p>
      <text:p text:style-name="Normal"><text:tab/>Base de données validée</text:p>
      <text:p text:style-name="Normal"/>
      <text:p text:style-name="Normal"/>
      <text:p text:style-name="Normal">Diagramme A3<text:s/>-<text:s/>Exploiter<text:s/>les données :</text:p>
      <text:p text:style-name="Normal"/>
      <text:p text:style-name="Normal">Recherche des informations importantes dans articles :</text:p>
      <text:p text:style-name="Normal"><text:tab/>Base de données, Sofiane &amp; Hassan,<text:s/></text:p>
      <text:p text:style-name="Normal"><text:tab/>Sortie : selection des colonnes</text:p>
      <text:p text:style-name="Normal">Importation des données de la base jusqu’à dataframe :</text:p>
      <text:p text:style-name="Normal"><text:tab/>Python, Sofiane &amp; Hassan</text:p>
      <text:p text:style-name="Normal">Réalisation des graphiques (prototypes) :</text:p>
      <text:p text:style-name="Normal"/>
      <text:p text:style-name="Normal">Diagramme A4 - Valorisation les données :</text:p>
      <text:p text:style-name="Normal"/>
      <text:p text:style-name="Normal">Trouver des liens entre les colonnes</text:p>
      <text:p text:style-name="Normal">Interpretation des graphiques</text:p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>Choisir les données</text:p>
      <text:p text:style-name="Normal"><text:tab/>Sujet choisi</text:p>
      <text:p text:style-name="Normal"><text:tab/>…</text:p>
      <text:p text:style-name="Normal">Définir les graphes (on choisit le modèle qu’on trouve le plus approprié)</text:p>
      <text:p text:style-name="Normal"><text:tab/>Méthode stat</text:p>
      <text:p text:style-name="Normal"><text:tab/>Conformité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Diapo 1 :</text:p>
      <text:p text:style-name="Normal">Modélisation SADT ( origine IDEF0 crée par l’armée américaine a changé de nom pour être officialisé)</text:p>
      <text:p text:style-name="Normal">Diapo 2 :</text:p>
      <text:p text:style-name="Normal">Se présente comme une pyramide, en haut niveau<text:s/>A-0 : les gens du projet</text:p>
      <text:p text:style-name="Normal">Deuxième niveau Diagramme niveau ..</text:p>
      <text:p text:style-name="Normal">En gros on développe diagramme au fur et à mesure<text:s/></text:p>
      <text:p text:style-name="Normal">Diapo 3 :</text:p>
      <text:p text:style-name="Normal">Procédé :<text:s/></text:p>
      <text:list text:style-name="LFO1" text:continue-numbering="true">
        <text:list-item>
          <text:p text:style-name="P85">Démarche descendante en pyramide avec plusieurs niveaux</text:p>
        </text:list-item>
        <text:list-item>
          <text:p text:style-name="P86">Plusieurs diagrammes pour modéliser</text:p>
        </text:list-item>
        <text:list-item>
          <text:p text:style-name="P87">Le niveau A-0 est e premier niveau pour décrire l’activité globale (exemple : réaliser)</text:p>
        </text:list-item>
        <text:list-item>
          <text:p text:style-name="P88">Une activité est représentée par un rectangle et des flèches qui ont un rôle important</text:p>
        </text:list-item>
        <text:list-item>
          <text:p text:style-name="P89">Le niveau A0 décrit la problématique avec trois activités au minimum et/ou cinq au maximum</text:p>
        </text:list-item>
        <text:list-item>
          <text:p text:style-name="P90">Les niveaux suivants<text:s/>doivent s‘emboiter (= on descend la pyramide + on détaille)</text:p>
        </text:list-item>
        <text:list-item>
          <text:p text:style-name="P91">Plusieurs règles à appliquer pour ces activités</text:p>
        </text:list-item>
      </text:list>
      <text:p text:style-name="P92">Diapo 4 :</text:p>
      <text:p text:style-name="P93"/>
      <text:list text:style-name="LFO1" text:continue-numbering="true">
        <text:list-item>
          <text:p text:style-name="P94">Définir les règles sémantiques</text:p>
        </text:list-item>
        <text:list-item>
          <text:p text:style-name="P95">Indispensables à l’activité</text:p>
        </text:list-item>
      </text:list>
      <text:p text:style-name="P96">Exemple :<text:s/></text:p>
      <text:p text:style-name="Normal">Pour préparer un gâteau (qui est l’activité, le verbe) il faut une<text:s/>recette (ne peut pas s’exectuter sans cette entrée : la recette) une fois le gateau préparer le gateau avec la recette, pq ? pour avoir tarte aux fruits rouge : diagramme A-0</text:p>
      <text:p text:style-name="P97"/>
      <text:p text:style-name="Normal">Cahier des charges –&gt; Réaliser un tableau de bord –&gt; Tableau de bord</text:p>
      <text:p text:style-name="Normal">Dans<text:s/>realiser tableau de bord : (collecter données, pré</text:p>
      <text:p text:style-name="Normal">Dans exploiter : valorisation données ect..</text:p>
      <text:p text:style-name="Normal">parer données, administrer données, exploiter données)</text:p>
      <text:p text:style-name="Normal">Puis ensuite dans collecte données <text:span text:style-name="T98">😊</text:span></text:p>
      <text:p text:style-name="Normal">(voir feuille 1)</text:p>
      <text:p text:style-name="Normal"/>
      <text:p text:style-name="Normal"/>
      <text:p text:style-name="P99">Contrôle et décision finale appartiennent à/sous legit d’un coordinateur ( ?)</text:p>
      <text:p text:style-name="P100">Algorithme distibuée : tous les processus prennent part dans la décis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uad azougagh</meta:initial-creator>
    <dc:creator>Utilisateur Windows</dc:creator>
    <meta:creation-date>2021-02-08T15:13:00Z</meta:creation-date>
    <dc:date>2021-03-10T14:52:00Z</dc:date>
    <meta:template xlink:href="Normal" xlink:type="simple"/>
    <meta:editing-cycles>5</meta:editing-cycles>
    <meta:editing-duration>PT52140S</meta:editing-duration>
    <meta:document-statistic meta:page-count="7" meta:paragraph-count="14" meta:word-count="1133" meta:character-count="7356" meta:row-count="51" meta:non-whitespace-character-count="6237"/>
  </office:meta>
</office:document-meta>
</file>